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2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text:tab/>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My young friend B. M. for [Hebrew]/</text:p>
      <text:p text:style-name="P5">Let me draw your attention for a few moments to/ the sentiments which stirred within the breast of/ Jacob, when he awoke from his dream. <text:s/>He felt/ much comforted, and so grateful to God for having/ quieted his spirit in the hour of distress, that/ he made a solemn promise. <text:s/>If God would be/ with him, that is, if no dangers befell him by the way,/ and when he reached his destination, his own indus-/-try would be so divinely blessed, as to afford him/ a living, and he would come back in peace to/ his father's house, as a proof of the Lord's merci-/-ful <text:span text:style-name="T2">favor</text:span><text:span text:style-name="T3"> interposition, then he would devote the place in which/ he had slept that night to a religious purpose,/ and distribute some of his earnings among the poor./ <text:s/>You must have noticed a particular wish in the/ vow pronounced; a wish containing a volume of/ filial tenderness; a wish deeply touching. <text:s/>Jacob/ prayed that he might return to the home, in/ which he was born [Hebrew]. <text:s/>What/ was there in that home which he so longed after?/ <text:s/>A treasure, my young friend, a treasure dearer/</text:span></text:p>
      <text:p text:style-name="P5"><text:span text:style-name="T3"/></text:p>
      <text:p text:style-name="P5"><text:span text:style-name="T3">[Page 2]</text:span></text:p>
      <text:p text:style-name="P5"><text:span text:style-name="T3">than all the riches which he might gain when away form/ it--the love of father and mother which is beyond/ bounds. <text:s/>Many a child has been compelled to leave/ home in search of a livelihood, and he felt deso-/-late, but time lessened the pain, and when prosperity/ attended his work, he gradually forgot the home/ of his early days in the enjoyment of the present/ success. <text:s/>Many a child has left home, because/ the wholesome restraints of parents was unwisely/ considered irksome, but after years had rolled on,/ he remembered the counsel of those who looked only/ to his happiness, and he would seek it again, </text:span><text:span text:style-name="T2">had</text:span><text:span text:style-name="T3"> </text:span><text:soft-page-break/><text:span text:style-name="T3">if/ they who gave it had not departed from earth./ <text:s/>The history of Jacob is doubtless well known to/ you. <text:s/>On the night that he laid his head upon/ a stone for a pillow, his dream was not of the/ gold which he might enjoy by following his own/ unchecked will. <text:s/>He experienced anguish because/ circumstances forced him to become an exile, and/ from that hour, throughout twenty long years of con-/-stant industrial efforts, the thought of home/ never departed from his memory./</text:span></text:p>
      <text:p text:style-name="P5"><text:span text:style-name="T3"/></text:p>
      <text:p text:style-name="P5"><text:span text:style-name="T3">[Page 3]</text:span></text:p>
      <text:p text:style-name="P5"><text:span text:style-name="T3">It stood before his mind, when he said to Levan/ [Hebrew]. <text:s/>"Let me go to my native place/ and to my land." <text:s/>It recurred to him again and/ again in his dreams, when he heard an angel's voice/ exclaiming [Hebrew] "Jacob, re-/-turn to the land of thy fathers and to thy kindred,"/ and the sweetest moment to the exile was when/ he revisited the home of his infancy./</text:span></text:p>
      <text:p text:style-name="P5"><text:span text:style-name="T3">You possess a home, in which you may peacefully/ remain. <text:s/>Value it, my young friend, for however/ humble, you will meet therein a treasure in the af-/-fection of parents. <text:s/>But you yourself can heighten/ its worth by a conduct that will add years to those/ who have given you earthly existence. <text:s/>Begin from/ this day to study how you can become a help in/ that home, how you can make somewhat lighter/ the heavy task which a numerous family imposes/ on your father and mother. <text:s/>Heed the advice of the/ latter, and never that of pretended friends, who will/ mislead you, and, after you have fallen low, will keep/ you in a state of misery to suffer the effects of your/ indiscretion. <text:s/>Believe that none cares for your real/ welfare more than those whom nature and nature's/ </text:span></text:p>
      <text:p text:style-name="P5"><text:span text:style-name="T3"/></text:p>
      <text:p text:style-name="P5"><text:span text:style-name="T3">[Page 4]</text:span></text:p>
      <text:p text:style-name="P5"><text:span text:style-name="T3">God have appointed as your guardians, and/ you will grow to be an honor to yourself, a plea-/-sure to your family, a source of benefit to/ your country, to your people and your relig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8T15:33:32.76</meta:creation-date>
    <meta:document-statistic meta:table-count="0" meta:image-count="0" meta:object-count="0" meta:page-count="3" meta:paragraph-count="70" meta:word-count="791" meta:character-count="4767"/>
    <dc:date>2012-09-18T15:47:06.80</dc:date>
    <dc:creator>Penn Libraries</dc:creator>
    <meta:editing-duration>PT00H13M34S</meta:editing-duration>
    <meta:editing-cycles>1</meta:editing-cycles>
    <meta:generator>OpenOffice.org/3.2$Win32 OpenOffice.org_project/320m12$Build-9483</meta:generator>
  </office:meta>
</office:document-meta>
</file>